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cripts/python/py4lo_typing.py" manifest:media-type=""/>
  <manifest:file-entry manifest:full-path="Scripts/python/py4lo_helper.py" manifest:media-type=""/>
  <manifest:file-entry manifest:full-path="Scripts/python/py4lo_dialogs.py" manifest:media-type=""/>
  <manifest:file-entry manifest:full-path="Scripts/python/csv_opener.py" manifest:media-type=""/>
  <manifest:file-entry manifest:full-path="Scripts/python/" manifest:media-type="application/binary"/>
  <manifest:file-entry manifest:full-path="Scripts/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60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.47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name0" form:control-implementation="ooo:com.sun.star.form.component.CommandButton" xml:id="control1" form:id="control1" form:label="Let's go !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csv_opener.py$open_csv?language=Python&amp;location=document" xlink:type="simple"/>
              </office:event-listeners>
            </form:button>
          </form:form>
        </office:forms>
        <table:shapes>
          <draw:control draw:z-index="0" draw:text-style-name="P1" svg:width="8cm" svg:height="1cm" svg:x="4.441cm" svg:y="3.101cm" draw:control="control1"/>
        </table:shapes>
        <table:table-column table:style-name="co1" table:default-cell-style-name="Default"/>
        <table:table-row table:style-name="ro1">
          <table:table-cell table:style-name="ce1" office:value-type="string" calcext:value-type="string">
            <text:p>CSV Opener: </text:p>
            <text:p>* open a CSV file</text:p>
            <text:p>* sort by first row</text:p>
            <text:p>* prettify</text:p>
          </table:table-cell>
        </table:table-row>
        <table:table-row table:style-name="ro2" table:number-rows-repeated="6">
          <table:table-cell/>
        </table:table-row>
        <table:table-row table:style-name="ro2">
          <table:table-cell table:style-name="ce2" office:value-type="string" calcext:value-type="string">
            <text:p><text:a xlink:href="https://github.com/jferard/py4lo" xlink:type="simple">Written and packed using Py4LO.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Py4LO - Python Toolkit For LibreOffice Calc</text:p>
          </table:table-cell>
        </table:table-row>
        <table:table-row table:style-name="ro2">
          <table:table-cell office:value-type="string" calcext:value-type="string">
            <text:p>Copyright (C) 2016-2022 J. Férard &lt;https://github.com/jferard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en" number:country="US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n" number:country="US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/00/0000</text:date>, <text:time style:data-style-name="N2" text:time-value="07:18:24.7942660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1-05T14:26:02.124000000</meta:creation-date>
    <meta:generator>LibreOffice/7.3.2.2$Linux_X86_64 LibreOffice_project/30$Build-2</meta:generator>
    <dc:date>2022-05-27T07:23:53.365591705</dc:date>
    <meta:editing-duration>PT5M28S</meta:editing-duration>
    <meta:editing-cycles>1</meta:editing-cycles>
    <meta:document-statistic meta:table-count="1" meta:cell-count="4" meta:object-count="1"/>
  </office:meta>
</office:document-meta>
</file>